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b76351" style:parent-style-name="Normal">
      <style:text-properties fo:font-size="11.0pt" fo:font-weight="bold" style:font-name-asian="Cambria" style:font-size-asian="11.0pt" style:font-weight-asian="bold"/>
    </style:style>
    <style:style style:family="table-cell" style:name="a182cd0">
      <style:table-cell-properties fo:border-bottom="0.18mm solid #000000" fo:border-left="0.18mm solid #000000" fo:border-right="0.18mm solid #000000" fo:border-top="1.59mm solid #000000" fo:padding-bottom="0.0mm" fo:padding-left="1.91mm" fo:padding-right="1.91mm" fo:padding-top="0.0mm"/>
    </style:style>
    <style:style style:family="paragraph" style:name="ae8badb" style:parent-style-name="Normal">
      <style:text-properties fo:font-size="11.0pt" style:font-name-asian="Cambria" style:font-size-asian="11.0pt"/>
    </style:style>
    <style:style style:family="table-cell" style:name="a063727">
      <style:table-cell-properties fo:border-bottom="2.12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6dc0f" style:parent-style-name="Normal">
      <style:text-properties fo:font-size="11.0pt" style:font-name-asian="Cambria" style:font-size-asian="11.0pt"/>
    </style:style>
    <style:style style:family="table-cell" style:name="a2aa975">
      <style:table-cell-properties fo:border-bottom="2.12mm solid #000000" fo:border-left="0.18mm solid #000000" fo:border-right="0.18mm solid #000000" fo:border-top="2.12mm solid #FF0000" fo:padding-bottom="0.0mm" fo:padding-left="1.91mm" fo:padding-right="1.91mm" fo:padding-top="0.0mm"/>
    </style:style>
    <style:style style:family="paragraph" style:name="a732ca6" style:parent-style-name="Normal">
      <style:text-properties fo:font-size="11.0pt" style:font-name-asian="Cambria" style:font-size-asian="11.0pt"/>
    </style:style>
    <style:style style:family="table-cell" style:name="a312655">
      <style:table-cell-properties fo:border-bottom="2.12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a85ca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327ced">
      <style:table-cell-properties fo:border-bottom="1.59mm solid #000000" fo:border-left="1.59mm solid #000000" fo:border-right="1.59mm solid #000000" fo:border-top="0.18mm solid #000000" fo:padding-bottom="0.0mm" fo:padding-left="1.91mm" fo:padding-right="1.91mm" fo:padding-top="0.0mm"/>
    </style:style>
    <style:style style:family="paragraph" style:name="a705b9c" style:parent-style-name="Normal">
      <style:text-properties fo:country="DE" fo:font-size="11.0pt" fo:language="de" style:font-name-asian="Cambria" style:font-size-asian="11.0pt"/>
    </style:style>
    <style:style style:family="table-cell" style:name="a459f7e">
      <style:table-cell-properties fo:border-bottom="0.18mm solid #000000" fo:border-left="2.12mm solid #FF0000" fo:border-right="1.59mm solid #000000" fo:border-top="0.18mm solid #000000" fo:padding-bottom="0.0mm" fo:padding-left="1.91mm" fo:padding-right="1.91mm" fo:padding-top="0.0mm"/>
    </style:style>
    <style:style style:family="paragraph" style:name="a76f869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paragraph" style:name="a9e696e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9d7f07">
      <style:table-cell-properties fo:border-bottom="2.12mm solid #FF0000" fo:border-left="2.12mm solid #FF0000" fo:border-right="2.12mm solid #FF0000" fo:border-top="2.12mm solid #FF0000" fo:padding-bottom="0.0mm" fo:padding-left="1.91mm" fo:padding-right="1.91mm" fo:padding-top="0.0mm"/>
    </style:style>
    <style:style style:family="paragraph" style:name="a00e763" style:parent-style-name="Normal">
      <style:text-properties fo:country="DE" fo:font-size="11.0pt" fo:language="de" style:font-name-asian="Cambria" style:font-size-asian="11.0pt"/>
    </style:style>
    <style:style style:family="table-cell" style:name="a0748e8">
      <style:table-cell-properties fo:border-bottom="0.18mm solid #000000" fo:border-left="0.18mm solid #000000" fo:border-right="2.12mm solid #FF0000" fo:border-top="0.18mm solid #000000" fo:padding-bottom="0.0mm" fo:padding-left="1.91mm" fo:padding-right="1.91mm" fo:padding-top="0.0mm"/>
    </style:style>
    <style:style style:family="paragraph" style:name="a97032d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fb81f4">
      <style:table-cell-properties fo:border-bottom="0.18mm solid #000000" fo:border-left="1.59mm solid #000000" fo:border-right="1.59mm solid #000000" fo:border-top="1.59mm solid #000000" fo:padding-bottom="0.0mm" fo:padding-left="1.91mm" fo:padding-right="1.91mm" fo:padding-top="0.0mm"/>
    </style:style>
    <style:style style:family="paragraph" style:name="a1530a1" style:parent-style-name="Normal">
      <style:text-properties fo:country="DE" fo:font-size="11.0pt" fo:language="de" style:font-name-asian="Cambria" style:font-size-asian="11.0pt"/>
    </style:style>
    <style:style style:family="paragraph" style:name="ac8dd42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703f91">
      <style:table-cell-properties fo:background-color="#00B050" fo:border-bottom="0.18mm solid #000000" fo:border-left="0.18mm solid #000000" fo:border-right="1.59mm solid #000000" fo:border-top="0.18mm solid #000000" fo:padding-bottom="0.0mm" fo:padding-left="1.91mm" fo:padding-right="1.91mm" fo:padding-top="0.0mm"/>
    </style:style>
    <style:style style:family="paragraph" style:name="af5230f" style:parent-style-name="Normal">
      <style:text-properties fo:country="DE" fo:font-size="11.0pt" fo:language="de" style:font-name-asian="Cambria" style:font-size-asian="11.0pt"/>
    </style:style>
    <style:style style:family="table-cell" style:name="a9e0a90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3469c1">
      <style:table-row-properties style:row-height="25.01mm"/>
    </style:style>
    <style:style style:family="paragraph" style:name="a2b9936" style:parent-style-name="Normal">
      <style:text-properties fo:country="DE" fo:font-size="11.0pt" fo:language="de" style:font-name-asian="Cambria" style:font-size-asian="11.0pt"/>
    </style:style>
    <style:style style:family="table-cell" style:name="af548c4">
      <style:table-cell-properties fo:border-bottom="1.59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20b7f1" style:parent-style-name="Normal">
      <style:text-properties fo:background-color="#FF0000" fo:country="DE" fo:font-size="11.0pt" fo:language="de" style:font-name-asian="Cambria" style:font-size-asian="11.0pt"/>
    </style:style>
    <style:style style:family="paragraph" style:name="a4f7d81" style:parent-style-name="Normal">
      <style:text-properties fo:background-color="#FF0000" fo:country="DE" fo:font-size="11.0pt" fo:language="de" style:font-name-asian="Cambria" style:font-size-asian="11.0pt"/>
    </style:style>
    <style:style style:family="table-cell" style:name="a423ec5">
      <style:table-cell-properties fo:border-bottom="0.18mm solid #000000" fo:border-left="1.59mm solid #000000" fo:border-right="0.18mm solid #000000" fo:border-top="0.18mm solid #000000" fo:padding-bottom="0.0mm" fo:padding-left="1.91mm" fo:padding-right="1.91mm" fo:padding-top="0.0mm"/>
    </style:style>
    <style:style style:family="paragraph" style:name="a7e8fc3" style:parent-style-name="Normal">
      <style:text-properties fo:font-size="11.0pt" style:font-name-asian="Cambria" style:font-size-asian="11.0pt"/>
    </style:style>
    <style:style style:family="table-cell" style:name="a648368">
      <style:table-cell-properties fo:border-bottom="1.59mm solid #000000" fo:border-left="1.59mm solid #000000" fo:border-right="1.59mm solid #000000" fo:border-top="1.59mm solid #000000" fo:padding-bottom="0.0mm" fo:padding-left="1.91mm" fo:padding-right="1.91mm" fo:padding-top="0.0mm"/>
    </style:style>
    <style:style style:family="table-row" style:name="a23445a">
      <style:table-row-properties style:row-height="40.01mm"/>
    </style:style>
    <style:style style:family="table-column" style:name="a0e029e">
      <style:table-column-properties style:rel-column-width="25*"/>
    </style:style>
    <style:style style:family="table" style:name="a9259c0">
      <style:table-properties fo:margin-left="0.0mm" style:width="16.249cm" table:align="left"/>
    </style:style>
    <style:style style:family="paragraph" style:name="a1a67d0" style:parent-style-name="Heading2">
      <style:paragraph-properties/>
    </style:style>
    <style:style style:family="paragraph" style:name="aee640e" style:parent-style-name="Normal">
      <style:text-properties fo:color="#000000" fo:country="DE" fo:language="de" style:font-name-asian="Cambria" style:font-size-asian="11.0pt"/>
    </style:style>
    <style:style style:family="table-cell" style:name="a9f0142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paragraph" style:name="a8ae293" style:parent-style-name="Normal">
      <style:text-properties fo:color="#000000" fo:country="DE" fo:language="de" style:font-name-asian="Cambria" style:font-size-asian="11.0pt"/>
    </style:style>
    <style:style style:family="table-cell" style:name="acea251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paragraph" style:name="aa91acd" style:parent-style-name="Normal">
      <style:text-properties fo:color="#000000" fo:country="DE" fo:font-weight="bold" fo:language="de" style:font-name-asian="Cambria" style:font-size-asian="11.0pt" style:font-weight-asian="bold" style:font-weight-complex="bold"/>
    </style:style>
    <style:style style:family="table-cell" style:name="a9b34a6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table-row" style:name="a7921a0">
      <style:table-row-properties style:row-height="15.01mm"/>
    </style:style>
    <style:style style:family="paragraph" style:name="afa0455" style:parent-style-name="Normal">
      <style:text-properties fo:color="#000000" fo:country="DE" fo:language="de" style:font-name-asian="Cambria" style:font-size-asian="11.0pt"/>
    </style:style>
    <style:style style:family="table-cell" style:name="a0c0505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paragraph" style:name="aec6a3e" style:parent-style-name="Normal">
      <style:text-properties fo:color="#000000" fo:country="DE" fo:language="de" style:font-name-asian="Cambria" style:font-size-asian="11.0pt"/>
    </style:style>
    <style:style style:family="table-cell" style:name="a9c7d8e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paragraph" style:name="a3c1b3f" style:parent-style-name="Normal">
      <style:text-properties fo:color="#000000" fo:country="DE" fo:font-weight="bold" fo:language="de" style:font-name-asian="Cambria" style:font-size-asian="11.0pt" style:font-weight-asian="bold" style:font-weight-complex="bold"/>
    </style:style>
    <style:style style:family="table-cell" style:name="afb307f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table-row" style:name="a8051e9">
      <style:table-row-properties style:row-height="15.01mm"/>
    </style:style>
    <style:style style:family="paragraph" style:name="aa79853" style:parent-style-name="Normal">
      <style:text-properties fo:color="#000000" fo:country="DE" fo:font-weight="bold" fo:language="de" style:font-name-asian="Cambria" style:font-size-asian="11.0pt" style:font-weight-asian="bold" style:font-weight-complex="bold"/>
    </style:style>
    <style:style style:family="table-cell" style:name="ad283f9">
      <style:table-cell-properties fo:border-bottom="0.35mm solid #000000" fo:border-left="none" fo:border-right="none" fo:border-top="0.35mm solid #000000" fo:padding-bottom="0.0mm" fo:padding-left="1.91mm" fo:padding-right="1.91mm" fo:padding-top="0.0mm"/>
    </style:style>
    <style:style style:family="paragraph" style:name="a0062df" style:parent-style-name="Normal">
      <style:text-properties fo:color="#000000" fo:country="DE" fo:font-weight="bold" fo:language="de" style:font-name-asian="Cambria" style:font-size-asian="11.0pt" style:font-weight-asian="bold" style:font-weight-complex="bold"/>
    </style:style>
    <style:style style:family="table-cell" style:name="a359ba2">
      <style:table-cell-properties fo:border-bottom="0.35mm solid #000000" fo:border-left="none" fo:border-right="none" fo:border-top="0.35mm solid #000000" fo:padding-bottom="0.0mm" fo:padding-left="1.91mm" fo:padding-right="1.91mm" fo:padding-top="0.0mm"/>
    </style:style>
    <style:style style:family="paragraph" style:name="a3ab98e" style:parent-style-name="Normal">
      <style:text-properties fo:color="#000000" fo:country="DE" fo:font-weight="bold" fo:language="de" style:font-name="Adobe Caslon Pro" style:font-name-asian="Cambria" style:font-size-asian="11.0pt" style:font-weight-asian="bold" style:font-weight-complex="bold"/>
    </style:style>
    <style:style style:family="table-cell" style:name="a45005c">
      <style:table-cell-properties fo:background-color="#548DD4" fo:border-bottom="0.35mm solid #000000" fo:border-left="none" fo:border-right="none" fo:border-top="0.35mm solid #000000" fo:padding-bottom="0.0mm" fo:padding-left="1.91mm" fo:padding-right="1.91mm" fo:padding-top="0.0mm"/>
    </style:style>
    <style:style style:family="table-row" style:name="a60b950">
      <style:table-row-properties style:row-height="15.01mm"/>
    </style:style>
    <style:style style:family="table-column" style:name="a405a06">
      <style:table-column-properties style:rel-column-width="33*"/>
    </style:style>
    <style:style style:family="table" style:name="a499d2d">
      <style:table-properties fo:margin-left="0.0mm" style:width="16.249cm" table:align="left"/>
    </style:style>
    <style:style style:family="paragraph" style:name="af9244a" style:parent-style-name="Heading2">
      <style:paragraph-properties/>
    </style:style>
    <style:style style:family="paragraph" style:name="a5307aa" style:parent-style-name="Normal">
      <style:text-properties fo:font-size="11.0pt" style:font-name-asian="Cambria" style:font-size-asian="11.0pt"/>
    </style:style>
    <style:style style:family="table-cell" style:name="ad71fae">
      <style:table-cell-properties fo:border-bottom="2.12mm solid #000000" fo:border-left="0.26mm solid #000000" fo:border-right="2.12mm solid #000000" fo:border-top="0.26mm solid #000000" fo:padding-bottom="0.0mm" fo:padding-left="1.91mm" fo:padding-right="1.91mm" fo:padding-top="0.0mm"/>
    </style:style>
    <style:style style:family="paragraph" style:name="a07ac6c" style:parent-style-name="Normal">
      <style:text-properties fo:font-size="11.0pt" style:font-name-asian="Cambria" style:font-size-asian="11.0pt"/>
    </style:style>
    <style:style style:family="table-cell" style:name="af3b0c1">
      <style:table-cell-properties fo:border-bottom="2.12mm solid #000000" fo:border-left="0.26mm solid #000000" fo:border-right="0.26mm solid #000000" fo:border-top="0.26mm solid #000000" fo:padding-bottom="0.0mm" fo:padding-left="1.91mm" fo:padding-right="1.91mm" fo:padding-top="0.0mm"/>
    </style:style>
    <style:style style:family="paragraph" style:name="aed9cc5" style:parent-style-name="Normal">
      <style:text-properties fo:font-size="11.0pt" style:font-name-asian="Cambria" style:font-size-asian="11.0pt"/>
    </style:style>
    <style:style style:family="table-cell" style:name="ad98d52">
      <style:table-cell-properties fo:border-bottom="2.12mm solid #000000" fo:border-left="2.12mm solid #000000" fo:border-right="0.26mm solid #000000" fo:border-top="2.12mm solid #000000" fo:padding-bottom="0.0mm" fo:padding-left="1.91mm" fo:padding-right="1.91mm" fo:padding-top="0.0mm"/>
    </style:style>
    <style:style style:family="table-row" style:name="a72e717">
      <style:table-row-properties style:row-height="10.0mm"/>
    </style:style>
    <style:style style:family="paragraph" style:name="a78f299" style:parent-style-name="Normal">
      <style:text-properties fo:font-size="11.0pt" style:font-name-asian="Cambria" style:font-size-asian="11.0pt"/>
    </style:style>
    <style:style style:family="table-cell" style:name="a8b5233">
      <style:table-cell-properties fo:border-bottom="0.26mm solid #000000" fo:border-left="0.26mm solid #000000" fo:border-right="2.12mm solid #000000" fo:border-top="0.26mm solid #000000" fo:padding-bottom="0.0mm" fo:padding-left="1.91mm" fo:padding-right="1.91mm" fo:padding-top="0.0mm"/>
    </style:style>
    <style:style style:family="paragraph" style:name="a5846bb" style:parent-style-name="Normal">
      <style:text-properties fo:font-size="11.0pt" style:font-name-asian="Cambria" style:font-size-asian="11.0pt"/>
    </style:style>
    <style:style style:family="table-cell" style:name="aab032c">
      <style:table-cell-properties fo:border-bottom="0.26mm solid #000000" fo:border-left="0.26mm solid #000000" fo:border-right="0.26mm solid #000000" fo:border-top="0.26mm solid #000000" fo:padding-bottom="0.0mm" fo:padding-left="1.91mm" fo:padding-right="1.91mm" fo:padding-top="0.0mm"/>
    </style:style>
    <style:style style:family="paragraph" style:name="a80bb25" style:parent-style-name="Normal">
      <style:text-properties fo:font-size="11.0pt" style:font-name-asian="Cambria" style:font-size-asian="11.0pt"/>
    </style:style>
    <style:style style:family="table-cell" style:name="aa90d3f">
      <style:table-cell-properties fo:border-bottom="2.12mm solid #000000" fo:border-left="none" fo:border-right="2.12mm solid #000000" fo:border-top="2.12mm solid #000000" fo:padding-bottom="0.0mm" fo:padding-left="1.91mm" fo:padding-right="1.91mm" fo:padding-top="0.0mm"/>
    </style:style>
    <style:style style:family="table-row" style:name="a75848c">
      <style:table-row-properties style:row-height="10.0mm"/>
    </style:style>
    <style:style style:family="paragraph" style:name="aef88bf" style:parent-style-name="Normal">
      <style:text-properties fo:font-size="11.0pt" style:font-name-asian="Cambria" style:font-size-asian="11.0pt"/>
    </style:style>
    <style:style style:family="table-cell" style:name="a0dc8a7">
      <style:table-cell-properties fo:border-bottom="0.26mm solid #000000" fo:border-left="0.26mm solid #000000" fo:border-right="2.12mm solid #000000" fo:border-top="2.12mm solid #000000" fo:padding-bottom="0.0mm" fo:padding-left="1.91mm" fo:padding-right="1.91mm" fo:padding-top="0.0mm"/>
    </style:style>
    <style:style style:family="paragraph" style:name="a96173b" style:parent-style-name="Normal">
      <style:text-properties fo:font-size="11.0pt" style:font-name-asian="Cambria" style:font-size-asian="11.0pt"/>
    </style:style>
    <style:style style:family="table-cell" style:name="afcb8d9">
      <style:table-cell-properties fo:border-bottom="0.26mm solid #000000" fo:border-left="0.26mm solid #000000" fo:border-right="0.26mm solid #000000" fo:border-top="2.12mm solid #000000" fo:padding-bottom="0.0mm" fo:padding-left="1.91mm" fo:padding-right="1.91mm" fo:padding-top="0.0mm"/>
    </style:style>
    <style:style style:family="paragraph" style:name="a64f034" style:parent-style-name="Normal">
      <style:text-properties fo:font-size="11.0pt" style:font-name-asian="Cambria" style:font-size-asian="11.0pt"/>
    </style:style>
    <style:style style:family="table-cell" style:name="a6bb484">
      <style:table-cell-properties fo:border-bottom="0.26mm solid #000000" fo:border-left="2.12mm solid #000000" fo:border-right="0.26mm solid #000000" fo:border-top="2.12mm solid #000000" fo:padding-bottom="0.0mm" fo:padding-left="1.91mm" fo:padding-right="1.91mm" fo:padding-top="0.0mm"/>
    </style:style>
    <style:style style:family="table-row" style:name="ac2f327">
      <style:table-row-properties style:row-height="10.0mm"/>
    </style:style>
    <style:style style:family="table-column" style:name="a4efc8b">
      <style:table-column-properties style:rel-column-width="33*"/>
    </style:style>
    <style:style style:family="table" style:name="a9e08ca">
      <style:table-properties fo:margin-left="0.0mm" style:width="12.187cm" table:align="left"/>
    </style:style>
    <style:style style:family="paragraph" style:name="a21bd5b" style:parent-style-name="Heading2">
      <style:paragraph-properties/>
    </style:style>
    <style:style style:family="paragraph" style:name="a0396a1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d93b8f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5c2d73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0c02d9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bb2c22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3855e8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060dff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88096e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a0c497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76ab7c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fa1294" style:parent-style-name="Normal">
      <style:text-properties fo:color="#000000" fo:country="DE" fo:font-size="11.0pt" fo:language="de" style:font-size-asian="11.0pt"/>
    </style:style>
    <style:style style:family="table-cell" style:name="af49bc8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9d9e3b">
      <style:table-row-properties style:row-height="6.77mm"/>
    </style:style>
    <style:style style:family="paragraph" style:name="a6dc8b9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1e9f7d">
      <style:table-cell-properties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f06020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2ee6d0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4e2a12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e7bf35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c5b755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b61f18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9e4c39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76f8e6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4dbbe0" style:parent-style-name="Normal">
      <style:text-properties fo:color="#000000" fo:country="DE" fo:font-size="11.0pt" fo:language="de" style:font-size-asian="11.0pt"/>
    </style:style>
    <style:style style:family="table-cell" style:name="a3c85af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a97f41">
      <style:table-row-properties style:row-height="6.77mm"/>
    </style:style>
    <style:style style:family="paragraph" style:name="a7f590e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47768a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5f2f27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56327b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34f295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ab9f00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62b17b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b2af2c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c45e22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e87e2d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ce88d0" style:parent-style-name="Normal">
      <style:text-properties fo:color="#000000" fo:country="DE" fo:font-size="11.0pt" fo:language="de" style:font-size-asian="11.0pt"/>
    </style:style>
    <style:style style:family="table-cell" style:name="a367817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9bfdc6">
      <style:table-row-properties style:row-height="6.77mm"/>
    </style:style>
    <style:style style:family="paragraph" style:name="a2cc86a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699b8a">
      <style:table-cell-properties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bdc3cf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360af4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fb8573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0283a6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a3c7de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0fb4cd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2e5c45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178374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17caba" style:parent-style-name="Normal">
      <style:text-properties fo:color="#000000" fo:country="DE" fo:font-size="11.0pt" fo:language="de" style:font-size-asian="11.0pt"/>
    </style:style>
    <style:style style:family="table-cell" style:name="a0ed4b5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4ed8a9">
      <style:table-row-properties style:row-height="6.77mm"/>
    </style:style>
    <style:style style:family="paragraph" style:name="a334b91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d83288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c4ff41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ca80af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acf841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e606b9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c3f770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f8cfe7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6aec06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829a66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94ca32" style:parent-style-name="Normal">
      <style:text-properties fo:color="#000000" fo:country="DE" fo:font-size="11.0pt" fo:language="de" style:font-size-asian="11.0pt"/>
    </style:style>
    <style:style style:family="table-cell" style:name="a356e6c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516d9c">
      <style:table-row-properties style:row-height="6.77mm"/>
    </style:style>
    <style:style style:family="paragraph" style:name="ae0558b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d81841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7439c3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272f33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5ed30d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a35450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aff58b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f32502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f1c98b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53fb7f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67b9fa" style:parent-style-name="Normal">
      <style:text-properties fo:color="#000000" fo:country="DE" fo:font-size="11.0pt" fo:language="de" style:font-size-asian="11.0pt"/>
    </style:style>
    <style:style style:family="table-cell" style:name="a28512d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table-row" style:name="a71750b">
      <style:table-row-properties style:row-height="6.77mm"/>
    </style:style>
    <style:style style:family="table-column" style:name="acf0e25">
      <style:table-column-properties style:rel-column-width="16*"/>
    </style:style>
    <style:style style:family="table-column" style:name="a0a7626">
      <style:table-column-properties style:rel-column-width="17*"/>
    </style:style>
    <style:style style:family="table-column" style:name="a5d6aef">
      <style:table-column-properties style:rel-column-width="16*"/>
    </style:style>
    <style:style style:family="table" style:name="a0a7765">
      <style:table-properties fo:margin-left="0.0mm" style:width="16.453cm" table:align="left"/>
    </style:style>
    <style:style style:family="paragraph" style:name="a784eee" style:parent-style-name="Heading2">
      <style:paragraph-properties/>
    </style:style>
    <style:style style:family="paragraph" style:name="ab31c28" style:parent-style-name="Normal">
      <style:text-properties fo:country="DE" fo:font-size="11.0pt" fo:language="de" style:font-name-asian="Cambria" style:font-size-asian="11.0pt"/>
    </style:style>
    <style:style style:family="table-cell" style:name="acf8723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26594" style:parent-style-name="Normal">
      <style:text-properties fo:country="DE" fo:font-size="11.0pt" fo:language="de" style:font-name-asian="Cambria" style:font-size-asian="11.0pt"/>
    </style:style>
    <style:style style:family="table-cell" style:name="a1a0e3e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34d06" style:parent-style-name="Normal">
      <style:text-properties fo:country="DE" fo:font-size="11.0pt" fo:language="de" style:font-name-asian="Cambria" style:font-size-asian="11.0pt"/>
    </style:style>
    <style:style style:family="table-cell" style:name="a882811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d77c3" style:parent-style-name="Normal">
      <style:text-properties fo:country="DE" fo:font-size="11.0pt" fo:language="de" style:font-name-asian="Cambria" style:font-size-asian="11.0pt"/>
    </style:style>
    <style:style style:family="table-cell" style:name="a7b87f0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9d9a73">
      <style:table-row-properties style:row-height="10.0mm"/>
    </style:style>
    <style:style style:family="paragraph" style:name="ab05a8f" style:parent-style-name="Normal">
      <style:text-properties fo:country="DE" fo:font-size="11.0pt" fo:language="de" style:font-name-asian="Cambria" style:font-size-asian="11.0pt"/>
    </style:style>
    <style:style style:family="table-cell" style:name="a311237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1195c" style:parent-style-name="Normal">
      <style:text-properties fo:country="DE" fo:font-size="11.0pt" fo:language="de" style:font-name-asian="Cambria" style:font-size-asian="11.0pt"/>
    </style:style>
    <style:style style:family="table-cell" style:name="a8bb45a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63c677" style:parent-style-name="Normal">
      <style:text-properties fo:country="DE" fo:font-size="11.0pt" fo:language="de" style:font-name-asian="Cambria" style:font-size-asian="11.0pt"/>
    </style:style>
    <style:style style:family="table-cell" style:name="a061d00">
      <style:table-cell-properties fo:background-color="#00B0F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66d5b5" style:parent-style-name="Normal">
      <style:text-properties fo:country="DE" fo:font-size="11.0pt" fo:language="de" style:font-name-asian="Cambria" style:font-size-asian="11.0pt"/>
    </style:style>
    <style:style style:family="table-cell" style:name="a40183d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37d863">
      <style:table-row-properties style:row-height="10.0mm"/>
    </style:style>
    <style:style style:family="paragraph" style:name="a7d6085" style:parent-style-name="Normal">
      <style:text-properties fo:country="DE" fo:font-size="11.0pt" fo:language="de" style:font-name-asian="Cambria" style:font-size-asian="11.0pt"/>
    </style:style>
    <style:style style:family="table-cell" style:name="af33ea9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e1861" style:parent-style-name="Normal">
      <style:text-properties fo:country="DE" fo:font-size="11.0pt" fo:language="de" style:font-name-asian="Cambria" style:font-size-asian="11.0pt"/>
    </style:style>
    <style:style style:family="table-cell" style:name="aa46ac2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f5cd3" style:parent-style-name="Normal">
      <style:text-properties fo:country="DE" fo:font-size="11.0pt" fo:language="de" style:font-name-asian="Cambria" style:font-size-asian="11.0pt"/>
    </style:style>
    <style:style style:family="table-cell" style:name="a652768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650d1" style:parent-style-name="Normal">
      <style:text-properties fo:country="DE" fo:font-size="11.0pt" fo:language="de" style:font-name-asian="Cambria" style:font-size-asian="11.0pt"/>
    </style:style>
    <style:style style:family="table-cell" style:name="a8c9439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6051ca">
      <style:table-row-properties style:row-height="20.0mm"/>
    </style:style>
    <style:style style:family="paragraph" style:name="a5d07e2" style:parent-style-name="Normal">
      <style:text-properties fo:country="DE" fo:font-size="11.0pt" fo:language="de" style:font-name-asian="Cambria" style:font-size-asian="11.0pt"/>
    </style:style>
    <style:style style:family="table-cell" style:name="a10e022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4f8154" style:parent-style-name="Normal">
      <style:text-properties fo:country="DE" fo:font-size="11.0pt" fo:language="de" style:font-name-asian="Cambria" style:font-size-asian="11.0pt"/>
    </style:style>
    <style:style style:family="table-cell" style:name="a986e07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74665" style:parent-style-name="Normal">
      <style:text-properties fo:country="DE" fo:font-size="11.0pt" fo:language="de" style:font-name-asian="Cambria" style:font-size-asian="11.0pt"/>
    </style:style>
    <style:style style:family="table-cell" style:name="a61fa18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a7f87" style:parent-style-name="Normal">
      <style:text-properties fo:country="DE" fo:font-size="11.0pt" fo:language="de" style:font-name-asian="Cambria" style:font-size-asian="11.0pt"/>
    </style:style>
    <style:style style:family="table-cell" style:name="a6f5ab7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fa3d87">
      <style:table-row-properties style:row-height="10.0mm"/>
    </style:style>
    <style:style style:family="table-column" style:name="af0aa11">
      <style:table-column-properties style:rel-column-width="25*"/>
    </style:style>
    <style:style style:family="table" style:name="a0e9f81">
      <style:table-properties fo:margin-left="0.0mm" style:width="16.249cm" table:align="left"/>
    </style:style>
    <style:style style:family="paragraph" style:name="a319a22" style:parent-style-name="Heading2">
      <style:paragraph-properties/>
    </style:style>
    <style:style style:family="paragraph" style:name="ac00461" style:parent-style-name="Title">
      <style:paragraph-properties fo:break-before="page"/>
    </style:style>
    <style:style style:family="table-column" style:name="a9b1e05">
      <style:table-column-properties style:column-width="32.5mm"/>
    </style:style>
    <style:style style:family="table" style:name="ab5d127">
      <style:table-properties fo:margin-left="0.0mm" style:rel-width="100%" style:width="16.249cm" table:align="left"/>
    </style:style>
    <style:style style:family="table-column" style:name="a74e65c">
      <style:table-column-properties style:column-width="32.5mm"/>
    </style:style>
  </office:automatic-styles>
  <office:body>
    <office:text>
      <text:p text:style-name="ac00461">Tables</text:p>
      <text:p text:style-name="Subtitle">Examples</text:p>
      <text:h text:outline-level="2" text:style-name="a319a22">Table with different background colors (hard coded)</text:h>
      <text:p text:style-name="Normal"/>
      <table:table table:style-name="a0e9f81">
        <table:table-column table:number-columns-repeated="4" table:style-name="af0aa11"/>
        <table:table-row table:style-name="afa3d87">
          <table:table-cell table:style-name="a6f5ab7">
            <text:p text:style-name="a0a7f87">1</text:p>
          </table:table-cell>
          <table:table-cell table:style-name="a61fa18">
            <text:p text:style-name="a174665">2</text:p>
          </table:table-cell>
          <table:table-cell table:style-name="a986e07">
            <text:p text:style-name="a4f8154">3</text:p>
          </table:table-cell>
          <table:table-cell table:style-name="a10e022">
            <text:p text:style-name="a5d07e2">4</text:p>
          </table:table-cell>
        </table:table-row>
        <table:table-row table:style-name="a6051ca">
          <table:table-cell table:style-name="a8c9439">
            <text:p text:style-name="a8650d1">5</text:p>
          </table:table-cell>
          <table:table-cell table:style-name="a652768">
            <text:p text:style-name="a8f5cd3">6</text:p>
          </table:table-cell>
          <table:table-cell table:style-name="aa46ac2">
            <text:p text:style-name="afe1861">7</text:p>
          </table:table-cell>
          <table:table-cell table:style-name="af33ea9">
            <text:p text:style-name="a7d6085">8</text:p>
          </table:table-cell>
        </table:table-row>
        <table:table-row table:style-name="a37d863">
          <table:table-cell table:style-name="a40183d">
            <text:p text:style-name="a66d5b5">9</text:p>
          </table:table-cell>
          <table:table-cell table:style-name="a061d00">
            <text:p text:style-name="a63c677">10</text:p>
          </table:table-cell>
          <table:table-cell table:style-name="a8bb45a">
            <text:p text:style-name="a81195c">11</text:p>
          </table:table-cell>
          <table:table-cell table:style-name="a311237">
            <text:p text:style-name="ab05a8f">12</text:p>
          </table:table-cell>
        </table:table-row>
        <table:table-row table:style-name="a9d9a73">
          <table:table-cell table:style-name="a7b87f0">
            <text:p text:style-name="aad77c3">13</text:p>
          </table:table-cell>
          <table:table-cell table:style-name="a882811">
            <text:p text:style-name="af34d06">14</text:p>
          </table:table-cell>
          <table:table-cell table:style-name="a1a0e3e">
            <text:p text:style-name="ad26594">15</text:p>
          </table:table-cell>
          <table:table-cell table:style-name="acf8723">
            <text:p text:style-name="ab31c28">16</text:p>
          </table:table-cell>
        </table:table-row>
      </table:table>
      <text:p text:style-name="Normal"/>
      <text:h text:outline-level="2" text:style-name="a784eee">Table with different background colors (theme, toggle background)</text:h>
      <text:p text:style-name="Normal"/>
      <table:table table:style-name="a0a7765">
        <table:table-column table:style-name="a5d6aef"/>
        <table:table-column table:number-columns-repeated="4" table:style-name="a0a7626"/>
        <table:table-column table:style-name="acf0e25"/>
        <table:table-row table:style-name="a71750b">
          <table:table-cell table:style-name="a28512d">
            <text:p text:style-name="a67b9fa">Point</text:p>
          </table:table-cell>
          <table:table-cell table:style-name="a53fb7f">
            <text:p text:style-name="af1c98b">Point<text:s/>A</text:p>
          </table:table-cell>
          <table:table-cell table:style-name="af32502">
            <text:p text:style-name="aaff58b">Point<text:s/>B</text:p>
          </table:table-cell>
          <table:table-cell table:style-name="aa35450">
            <text:p text:style-name="a5ed30d">Point<text:s/>C</text:p>
          </table:table-cell>
          <table:table-cell table:style-name="a272f33">
            <text:p text:style-name="a7439c3">Point<text:s/>D</text:p>
          </table:table-cell>
          <table:table-cell table:style-name="ad81841">
            <text:p text:style-name="ae0558b">Point<text:s/>E</text:p>
          </table:table-cell>
        </table:table-row>
        <table:table-row table:style-name="a516d9c">
          <table:table-cell table:style-name="a356e6c">
            <text:p text:style-name="a94ca32">Point<text:s/>A</text:p>
          </table:table-cell>
          <table:table-cell table:style-name="a829a66">
            <text:p text:style-name="a6aec06">—</text:p>
          </table:table-cell>
          <table:table-cell table:style-name="af8cfe7">
            <text:p text:style-name="ac3f770"/>
          </table:table-cell>
          <table:table-cell table:style-name="ae606b9">
            <text:p text:style-name="aacf841"/>
          </table:table-cell>
          <table:table-cell table:style-name="aca80af">
            <text:p text:style-name="ac4ff41"/>
          </table:table-cell>
          <table:table-cell table:style-name="ad83288">
            <text:p text:style-name="a334b91"/>
          </table:table-cell>
        </table:table-row>
        <table:table-row table:style-name="a4ed8a9">
          <table:table-cell table:style-name="a0ed4b5">
            <text:p text:style-name="a17caba">Point<text:s/>B</text:p>
          </table:table-cell>
          <table:table-cell table:style-name="a178374">
            <text:p text:style-name="a2e5c45">87</text:p>
          </table:table-cell>
          <table:table-cell table:style-name="a0fb4cd">
            <text:p text:style-name="aa3c7de">—</text:p>
          </table:table-cell>
          <table:table-cell table:style-name="a0283a6">
            <text:p text:style-name="afb8573"/>
          </table:table-cell>
          <table:table-cell table:style-name="a360af4">
            <text:p text:style-name="abdc3cf"/>
          </table:table-cell>
          <table:table-cell table:style-name="a699b8a">
            <text:p text:style-name="a2cc86a"/>
          </table:table-cell>
        </table:table-row>
        <table:table-row table:style-name="a9bfdc6">
          <table:table-cell table:style-name="a367817">
            <text:p text:style-name="ace88d0">Point<text:s/>C</text:p>
          </table:table-cell>
          <table:table-cell table:style-name="ae87e2d">
            <text:p text:style-name="ac45e22">64</text:p>
          </table:table-cell>
          <table:table-cell table:style-name="ab2af2c">
            <text:p text:style-name="a62b17b">56</text:p>
          </table:table-cell>
          <table:table-cell table:style-name="aab9f00">
            <text:p text:style-name="a34f295">—</text:p>
          </table:table-cell>
          <table:table-cell table:style-name="a56327b">
            <text:p text:style-name="a5f2f27"/>
          </table:table-cell>
          <table:table-cell table:style-name="a47768a">
            <text:p text:style-name="a7f590e"/>
          </table:table-cell>
        </table:table-row>
        <table:table-row table:style-name="aa97f41">
          <table:table-cell table:style-name="a3c85af">
            <text:p text:style-name="a4dbbe0">Point<text:s/>D</text:p>
          </table:table-cell>
          <table:table-cell table:style-name="a76f8e6">
            <text:p text:style-name="a9e4c39">37</text:p>
          </table:table-cell>
          <table:table-cell table:style-name="ab61f18">
            <text:p text:style-name="ac5b755">32</text:p>
          </table:table-cell>
          <table:table-cell table:style-name="ae7bf35">
            <text:p text:style-name="a4e2a12">91</text:p>
          </table:table-cell>
          <table:table-cell table:style-name="a2ee6d0">
            <text:p text:style-name="af06020">—</text:p>
          </table:table-cell>
          <table:table-cell table:style-name="a1e9f7d">
            <text:p text:style-name="a6dc8b9"/>
          </table:table-cell>
        </table:table-row>
        <table:table-row table:style-name="a9d9e3b">
          <table:table-cell table:style-name="af49bc8">
            <text:p text:style-name="afa1294">Point<text:s/>E</text:p>
          </table:table-cell>
          <table:table-cell table:style-name="a76ab7c">
            <text:p text:style-name="aa0c497">93</text:p>
          </table:table-cell>
          <table:table-cell table:style-name="a88096e">
            <text:p text:style-name="a060dff">35</text:p>
          </table:table-cell>
          <table:table-cell table:style-name="a3855e8">
            <text:p text:style-name="abb2c22">54</text:p>
          </table:table-cell>
          <table:table-cell table:style-name="a0c02d9">
            <text:p text:style-name="a5c2d73">43</text:p>
          </table:table-cell>
          <table:table-cell table:style-name="ad93b8f">
            <text:p text:style-name="a0396a1">—</text:p>
          </table:table-cell>
        </table:table-row>
      </table:table>
      <text:p text:style-name="Normal"/>
      <text:p text:style-name="Normal"/>
      <text:h text:outline-level="2" text:style-name="a21bd5b">Thick table border, but cell can overrule<text:s/>table border</text:h>
      <text:p text:style-name="Normal"/>
      <table:table table:style-name="a9e08ca">
        <table:table-column table:number-columns-repeated="3" table:style-name="a4efc8b"/>
        <table:table-row table:style-name="ac2f327">
          <table:table-cell table:style-name="a6bb484">
            <text:p text:style-name="a64f034"/>
          </table:table-cell>
          <table:table-cell table:style-name="afcb8d9">
            <text:p text:style-name="a96173b"/>
          </table:table-cell>
          <table:table-cell table:style-name="a0dc8a7">
            <text:p text:style-name="aef88bf"/>
          </table:table-cell>
        </table:table-row>
        <table:table-row table:style-name="a75848c">
          <table:table-cell table:style-name="aa90d3f">
            <text:p text:style-name="a80bb25"/>
          </table:table-cell>
          <table:table-cell table:style-name="aab032c">
            <text:p text:style-name="a5846bb"/>
          </table:table-cell>
          <table:table-cell table:style-name="a8b5233">
            <text:p text:style-name="a78f299"/>
          </table:table-cell>
        </table:table-row>
        <table:table-row table:style-name="a72e717">
          <table:table-cell table:style-name="ad98d52">
            <text:p text:style-name="aed9cc5"/>
          </table:table-cell>
          <table:table-cell table:style-name="af3b0c1">
            <text:p text:style-name="a07ac6c"/>
          </table:table-cell>
          <table:table-cell table:style-name="ad71fae">
            <text:p text:style-name="a5307aa"/>
          </table:table-cell>
        </table:table-row>
      </table:table>
      <text:p text:style-name="Normal"/>
      <text:h text:outline-level="2" text:style-name="af9244a">Table with background color for top-left, top-right, bottom-left and bottom-right cell</text:h>
      <table:table table:style-name="a499d2d">
        <table:table-column table:number-columns-repeated="3" table:style-name="a405a06"/>
        <table:table-row table:style-name="a60b950">
          <table:table-cell table:style-name="a45005c">
            <text:p text:style-name="a3ab98e">Erste Ecke oben links</text:p>
          </table:table-cell>
          <table:table-cell table:style-name="a359ba2">
            <text:p text:style-name="a0062df">1</text:p>
          </table:table-cell>
          <table:table-cell table:style-name="ad283f9">
            <text:p text:style-name="aa79853">2</text:p>
          </table:table-cell>
        </table:table-row>
        <table:table-row table:style-name="a8051e9">
          <table:table-cell table:style-name="afb307f">
            <text:p text:style-name="a3c1b3f">Zweite Ecke oben links</text:p>
          </table:table-cell>
          <table:table-cell table:style-name="a9c7d8e">
            <text:p text:style-name="aec6a3e">3</text:p>
          </table:table-cell>
          <table:table-cell table:style-name="a0c0505">
            <text:p text:style-name="afa0455">4</text:p>
          </table:table-cell>
        </table:table-row>
        <table:table-row table:style-name="a7921a0">
          <table:table-cell table:style-name="a9b34a6">
            <text:p text:style-name="aa91acd">Dritte Ecke oben links</text:p>
          </table:table-cell>
          <table:table-cell table:style-name="acea251">
            <text:p text:style-name="a8ae293">5</text:p>
          </table:table-cell>
          <table:table-cell table:style-name="a9f0142">
            <text:p text:style-name="aee640e">6</text:p>
          </table:table-cell>
        </table:table-row>
      </table:table>
      <text:p text:style-name="Normal"/>
      <text:p text:style-name="Normal"/>
      <text:h text:outline-level="2" text:style-name="a1a67d0">Funny Table</text:h>
      <text:p text:style-name="Normal"/>
      <table:table table:style-name="ab5d127">
        <table:table-column table:number-columns-repeated="5" table:style-name="a74e65c"/>
        <table:table-row table:style-name="a23445a">
          <table:table-cell table:number-columns-spanned="2" table:style-name="a648368">
            <text:p text:style-name="a7e8fc3">A big cell with thick border</text:p>
          </table:table-cell>
          <table:table-cell table:style-name="a648368"/>
          <table:table-cell table:style-name="a423ec5">
            <text:p text:style-name="a4f7d81">Para1</text:p>
            <text:p text:style-name="a20b7f1">Para2</text:p>
          </table:table-cell>
          <table:table-cell table:style-name="af548c4">
            <text:p text:style-name="a2b9936">Hello world!</text:p>
          </table:table-cell>
        </table:table-row>
        <table:table-row table:style-name="a3469c1">
          <table:table-cell table:style-name="a9e0a90">
            <text:p text:style-name="af5230f"/>
          </table:table-cell>
          <table:table-cell table:style-name="a9e0a90"/>
          <table:table-cell table:number-columns-spanned="2" table:style-name="a703f91">
            <text:p text:style-name="ac8dd42">Cell background is green.</text:p>
            <text:p text:style-name="a1530a1"/>
          </table:table-cell>
          <table:table-cell table:style-name="afb81f4">
            <text:p text:style-name="a97032d"/>
          </table:table-cell>
        </table:table-row>
        <table:table-row>
          <table:table-cell table:style-name="a0748e8">
            <text:p text:style-name="a00e763"/>
          </table:table-cell>
          <table:table-cell table:style-name="a0748e8"/>
          <table:table-cell table:style-name="a9d7f07">
            <text:p text:style-name="a9e696e">Thick red border</text:p>
            <text:p text:style-name="a76f869"/>
          </table:table-cell>
          <table:table-cell table:style-name="a459f7e">
            <text:p text:style-name="a705b9c"/>
          </table:table-cell>
          <table:table-cell table:style-name="a327ced">
            <text:p text:style-name="a5a85ca"/>
          </table:table-cell>
        </table:table-row>
        <table:table-row>
          <table:table-cell table:style-name="a312655">
            <text:p text:style-name="a732ca6">Thick border at bottom of 3 cells</text:p>
          </table:table-cell>
          <table:table-cell table:style-name="a312655"/>
          <table:table-cell table:style-name="a2aa975">
            <text:p text:style-name="ad6dc0f"/>
          </table:table-cell>
          <table:table-cell table:style-name="a063727">
            <text:p text:style-name="ae8badb"/>
          </table:table-cell>
          <table:table-cell table:style-name="a182cd0">
            <text:p text:style-name="ab76351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/>
    <style:style style:display-name="Subtitle" style:family="paragraph" style:name="Subtitle" style:next-style-name="Normal" style:parent-style-name="Normal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efault-outline-level="2" style:display-name="Heading 2" style:family="paragraph" style:name="Heading2" style:next-style-name="Normal" style:parent-style-name="Normal">
      <style:paragraph-properties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Title" style:family="paragraph" style:name="Title" style:next-style-name="Normal" style:parent-style-name="Normal">
      <style:paragraph-properties fo:border-bottom="0.35mm solid #4F81BD" fo:border-left="none" fo:border-right="none" fo:border-top="none" fo:margin-bottom="5.29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efault-outline-level="1" style:display-name="Heading 1" style:family="paragraph" style:name="Heading1" style:next-style-name="Normal" style:parent-style-name="Normal">
      <style:paragraph-properties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Default Paragraph Font" style:family="text" style:name="DefaultParagraphFont" style:parent-style-name="default_character_style"/>
    <style:style style:display-name="Title Char" style:family="text" style:name="TitleChar" style:parent-style-name="DefaultParagraphFont"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Subtitle Char" style:family="text" style:name="SubtitleChar" style:parent-style-name="DefaultParagraph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isplay-name="Heading 2 Char" style:family="text" style:name="Heading2Char" style:parent-style-name="DefaultParagraphFon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Heading 1 Char" style:family="text" style:name="Heading1Char" style:parent-style-name="DefaultParagraphFon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default-style style:family="graphic">
      <style:graphic-properties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1</dc:date>
    <meta:editing-cycles>2</meta:editing-cycles>
    <meta:editing-duration>PT0.050S</meta:editing-duration>
  </office:meta>
</office:document-meta>
</file>